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paragraph-rsid="0011a290"/>
    </style:style>
    <style:style style:name="P2" style:family="paragraph" style:parent-style-name="Standard">
      <style:text-properties style:font-name="Times New Roman" officeooo:rsid="0011a290" officeooo:paragraph-rsid="0011a290"/>
    </style:style>
    <style:style style:name="P3" style:family="paragraph" style:parent-style-name="Standard">
      <style:text-properties style:font-name="Times New Roman" officeooo:rsid="0011a290" officeooo:paragraph-rsid="0012a996"/>
    </style:style>
    <style:style style:name="P4" style:family="paragraph" style:parent-style-name="Standard">
      <style:text-properties officeooo:paragraph-rsid="0011a290"/>
    </style:style>
    <style:style style:name="P5" style:family="paragraph" style:parent-style-name="Standard" style:master-page-name="Standard">
      <style:paragraph-properties style:page-number="auto"/>
      <style:text-properties fo:font-style="italic" fo:font-weight="bold" officeooo:paragraph-rsid="0011a290" style:font-style-asian="italic" style:font-weight-asian="bold"/>
    </style:style>
    <style:style style:name="P6" style:family="paragraph" style:parent-style-name="Standard">
      <style:text-properties style:font-name="Times New Roman" officeooo:rsid="0012a996" officeooo:paragraph-rsid="0012a996"/>
    </style:style>
    <style:style style:name="P7" style:family="paragraph" style:parent-style-name="Standard">
      <style:text-properties style:font-name="Times New Roman" officeooo:rsid="0011a290" officeooo:paragraph-rsid="0011a290"/>
    </style:style>
    <style:style style:name="P8" style:family="paragraph" style:parent-style-name="Standard">
      <style:text-properties style:font-name="Times New Roman" officeooo:rsid="0011a290" officeooo:paragraph-rsid="001499fb"/>
    </style:style>
    <style:style style:name="T1" style:family="text">
      <style:text-properties fo:font-style="italic" style:font-style-asian="italic"/>
    </style:style>
    <style:style style:name="T2" style:family="text">
      <style:text-properties style:font-name="Times New Roman"/>
    </style:style>
    <style:style style:name="T3" style:family="text">
      <style:text-properties style:font-name="Times New Roman" officeooo:rsid="0011a290"/>
    </style:style>
    <style:style style:name="T4" style:family="text">
      <style:text-properties style:font-name="Times New Roman" officeooo:rsid="0013430a"/>
    </style:style>
    <style:style style:name="T5" style:family="text">
      <style:text-properties officeooo:rsid="0011a290"/>
    </style:style>
    <style:style style:name="T6" style:family="text">
      <style:text-properties officeooo:rsid="0012a996"/>
    </style:style>
    <style:style style:name="T7" style:family="text">
      <style:text-properties officeooo:rsid="001499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iefing form</text:p>
      <text:p text:style-name="P4"/>
      <text:p text:style-name="P4"><text:span text:style-name="T1">Experiment:</text:span> <text:span text:style-name="T5">Depth Perception with a Multi-focal Stereo Display</text:span></text:p>
      <text:p text:style-name="P4"><text:span text:style-name="T1">Date</text:span>: <text:span text:style-name="T5">31 May 2016</text:span></text:p>
      <text:p text:style-name="P4"/>
      <text:p text:style-name="P4"/>
      <text:p text:style-name="P4">Thank you for <text:span text:style-name="T2">taking part </text:span>in the experiment. The experiment will take approximately <text:span text:style-name="T5">20</text:span><text:span text:style-name="T2"> minutes </text:span><text:span text:style-name="T3">and will </text:span><text:span text:style-name="T4">b</text:span><text:span text:style-name="T3">e comprised of three sections</text:span><text:span text:style-name="T2">. </text:span>Please read the following instruction carefully before starting the experiment.</text:p>
      <text:p text:style-name="P1"/>
      <text:p text:style-name="P4"><text:span text:style-name="T5">The purpose of this experiment is to compare the effect on percieved depth when given extra depth cues</text:span>. <text:span text:style-name="T5">The results of this will help in the design of future displays.</text:span> </text:p>
      <text:p text:style-name="P1"/>
      <text:p text:style-name="P8">In this session <text:span text:style-name="T7">for one part </text:span>you will <text:span text:style-name="T6">be </text:span>asked to compare [X] images and then <text:span text:style-name="T7">in the second </text:span>identify the depth of objects in [Y] scenes. </text:p>
      <text:p text:style-name="P8"/>
      <text:p text:style-name="P8">For the first part there will be three different scenes. One featuring rotation, one featuring translation and one static scene. Your task is to focus on parts of these scenes and then select which scene gave the best sense of depth <text:span text:style-name="T6">by using</text:span> the [A] key <text:span text:style-name="T6">to select</text:span> the first shown scene and the [B] key for the second shown scene. </text:p>
      <text:p text:style-name="P8"/>
      <text:p text:style-name="P8">For the second part you will be shown three objects at differ<text:span text:style-name="T6">ent</text:span> depths. The size, shape and lighting on these objects is no idication of the depth of the object. You will have to select which of the three objects is nearest using [1], [2] or [3] to select from left to right. </text:p>
      <text:p text:style-name="P3"/>
      <text:p text:style-name="P6">In both parts before each scene there will be a short calibration to ensure the screens are calibrated correctly for your eyes, press [N] when this is correct to move onto the scene. </text:p>
      <text:p text:style-name="P3"/>
      <text:p text:style-name="P3">There will <text:span text:style-name="T6">also </text:span>be a short break between each part to allow <text:span text:style-name="T6">your</text:span> eyes to rest.</text:p>
      <text:p text:style-name="P2"/>
      <text:p text:style-name="P2">It is recommended that you try focusing between near and far objects before starting the experiment.</text:p>
      <text:p text:style-name="P4"/>
      <text:p text:style-name="P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6:30:08.747349372</meta:creation-date>
    <dc:date>2016-05-31T17:25:24.529601734</dc:date>
    <meta:editing-duration>PT8M15S</meta:editing-duration>
    <meta:editing-cycles>5</meta:editing-cycles>
    <meta:generator>LibreOffice/4.2.8.2$Linux_X86_64 LibreOffice_project/420m0$Build-2</meta:generator>
    <meta:document-statistic meta:table-count="0" meta:image-count="0" meta:object-count="0" meta:page-count="1" meta:paragraph-count="12" meta:word-count="283" meta:character-count="1585" meta:non-whitespace-character-count="1309"/>
  </office:meta>
</office:document-meta>
</file>